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8"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9" style:family="paragraph" style:parent-style-name="Standard">
      <style:paragraph-properties fo:margin-left="3.752cm" fo:margin-right="0cm" fo:text-indent="0cm" style:auto-text-indent="false"/>
      <style:text-properties style:font-name="FreeSans" fo:font-size="11pt" style:font-size-asian="11pt" style:font-size-complex="11pt"/>
    </style:style>
    <style:style style:name="P10"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P11" style:family="paragraph" style:parent-style-name="Standard">
      <style:text-properties style:font-name="FreeSans" fo:font-size="11pt" style:font-size-asian="11pt" style:font-size-complex="11pt"/>
    </style:style>
    <style:style style:name="P12" style:family="paragraph" style:parent-style-name="Standard" style:list-style-name="L1">
      <style:text-properties style:font-name="FreeSans" fo:font-size="11pt" style:font-size-asian="11pt" style:font-size-complex="11pt"/>
    </style:style>
    <style:style style:name="P13" style:family="paragraph" style:parent-style-name="Standard" style:list-style-name="L2">
      <style:text-properties style:font-name="FreeSans" fo:font-size="11pt" style:font-size-asian="11pt" style:font-size-complex="11pt"/>
    </style:style>
    <style:style style:name="P14" style:family="paragraph" style:parent-style-name="Standard">
      <style:text-properties style:font-name="FreeSans" fo:font-size="11pt" fo:font-weight="bold" style:font-size-asian="11pt" style:font-weight-asian="bold" style:font-size-complex="11pt" style:font-weight-complex="bold"/>
    </style:style>
    <style:style style:name="P15" style:family="paragraph" style:parent-style-name="Standard" style:list-style-name="L2">
      <style:paragraph-properties fo:margin-left="1.251cm" fo:margin-right="0cm" fo:text-indent="0cm" style:auto-text-indent="false"/>
      <style:text-properties style:font-name="FreeSans" fo:font-size="11pt" style:font-size-asian="11pt" style:font-size-complex="11pt"/>
    </style:style>
    <style:style style:name="P1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17"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13982732051" text:style-name="L1">
        <text:list-item>
          <text:p text:style-name="P12">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0">ANS. &lt;Question #&gt;: <text:s/></text:p>
      <text:p text:style-name="P7">Pivotal Tracker URL: <text:s/>&lt;Pivotal Tracer URL&gt;</text:p>
      <text:p text:style-name="P7">Owner Name: <text:s/>&lt;Owner Name&gt;</text:p>
      <text:p text:style-name="P7">Initial Answer:</text:p>
      <text:p text:style-name="P8">&lt;Initial Answer&gt;</text:p>
      <text:p text:style-name="P8">&lt;References&gt;</text:p>
      <text:p text:style-name="P8"/>
      <text:p text:style-name="P7">Collaborators: <text:s/>&lt;Collaborator names&gt;</text:p>
      <text:p text:style-name="P7">Collaborator URL: <text:s/>&lt;Hangout on Air URL&gt;</text:p>
      <text:p text:style-name="P7">Collaborator Comments:</text:p>
      <text:p text:style-name="P8">&lt;Comment, Name&gt;<text:line-break/>&lt;Comment, Name&gt; <text:s/>&lt;etc.&gt;</text:p>
      <text:p text:style-name="P7">Updated Answer:</text:p>
      <text:p text:style-name="P8">&lt;Updated Answer&gt;</text:p>
      <text:p text:style-name="P8">&lt;Additional References&gt;</text:p>
      <text:p text:style-name="P8"/>
      <text:p text:style-name="P7">Reviewer: <text:s/>&lt;Reviewer Names&gt;</text:p>
      <text:p text:style-name="P7">Review URL: <text:s/>&lt;Hangout on Air URL&gt;</text:p>
      <text:p text:style-name="P7">Reviewer Comments:</text:p>
      <text:p text:style-name="P8">&lt;Comment, Name&gt;</text:p>
      <text:p text:style-name="P8">&lt;Comment, Name&gt; <text:s/>&lt;etc.&gt;</text:p>
      <text:p text:style-name="P7">Updated Answer:</text:p>
      <text:p text:style-name="P8">&lt;Updated Answer&gt;</text:p>
      <text:p text:style-name="P8">&lt;Additional References&gt;</text:p>
      <text:p text:style-name="P8"/>
      <text:p text:style-name="P7">Refactors:</text:p>
      <text:p text:style-name="P8">&lt;Comment, Name&gt;</text:p>
      <text:p text:style-name="P8">&lt;Updated Answer&gt;</text:p>
      <text:p text:style-name="P8">&lt;Additional References&gt;</text:p>
      <text:p text:style-name="P8"/>
      <text:p text:style-name="P8">&lt;Comment, Name&gt;</text:p>
      <text:p text:style-name="P8">&lt;Updated Answer&gt;</text:p>
      <text:p text:style-name="P8">&lt;Additional References&gt; &lt;for each refactor&gt;</text:p>
      <text:p text:style-name="P8"/>
      <text:p text:style-name="P8"/>
      <text:p text:style-name="P10">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0">ANS. 1: <text:s/></text:p>
      <text:p text:style-name="P7">Pivotal Tracker URL: <text:s/>&lt;Pivotal Tracer URL&gt;</text:p>
      <text:p text:style-name="P7">Owner Name: <text:s/>&lt;Owner Name&gt;</text:p>
      <text:p text:style-name="P7">Initial Answer:</text:p>
      <text:p text:style-name="P8">&lt;Initial Answer&gt;</text:p>
      <text:p text:style-name="P8">&lt;References&gt;</text:p>
      <text:p text:style-name="P8"/>
      <text:p text:style-name="P7">Collaborators: <text:s/>&lt;Collaborator names&gt;</text:p>
      <text:p text:style-name="P7">Collaborator URL: <text:s/>&lt;Hangout on Air URL&gt;</text:p>
      <text:p text:style-name="P7">Collaborator Comments:</text:p>
      <text:p text:style-name="P8">&lt;Comment, Name&gt;<text:line-break/>&lt;Comment, Name&gt; <text:s/>&lt;etc.&gt;</text:p>
      <text:p text:style-name="P7">Updated Answer:</text:p>
      <text:p text:style-name="P8">&lt;Updated Answer&gt;</text:p>
      <text:p text:style-name="P8">&lt;Additional References&gt;</text:p>
      <text:p text:style-name="P8"/>
      <text:p text:style-name="P7">Reviewer: <text:s/>&lt;Reviewer Names&gt;</text:p>
      <text:p text:style-name="P7">Review URL: <text:s/>&lt;Hangout on Air URL&gt;</text:p>
      <text:p text:style-name="P7">Reviewer Comments:</text:p>
      <text:p text:style-name="P8">&lt;Comment, Name&gt;</text:p>
      <text:p text:style-name="P8">&lt;Comment, Name&gt; <text:s/>&lt;etc.&gt;</text:p>
      <text:p text:style-name="P7">Updated Answer:</text:p>
      <text:p text:style-name="P8">&lt;Updated Answer&gt;</text:p>
      <text:p text:style-name="P8">&lt;Additional References&gt;</text:p>
      <text:p text:style-name="P8"/>
      <text:p text:style-name="P7">Refactors:</text:p>
      <text:p text:style-name="P8">&lt;Comment, Name&gt;</text:p>
      <text:p text:style-name="P8">&lt;Updated Answer&gt;</text:p>
      <text:p text:style-name="P8">&lt;Additional References&gt;</text:p>
      <text:p text:style-name="P8"/>
      <text:p text:style-name="P8">&lt;Comment, Name&gt;</text:p>
      <text:p text:style-name="P8">&lt;Updated Answer&gt;</text:p>
      <text:p text:style-name="P8">&lt;Additional References&gt; &lt;for each refactor&gt;</text:p>
      <text:p text:style-name="P8"/>
      <text:p text:style-name="P8"/>
      <text:p text:style-name="P1"><text:soft-page-break/>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0">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text:soft-page-break/>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text:soft-page-break/>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text:soft-page-break/>g.<text:tab/>How do we insure that the unit under test is completely isolated?</text:p>
      <text:p text:style-name="P1">22.<text:tab/>Some Plan and Document process models employ Formal Methods. <text:s/>The Cleanroom process model, described in Appendix B is one of these.</text:p>
      <text:p text:style-name="P7">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9">Class Moviegoer</text:p>
      <text:p text:style-name="P9"><text:s text:c="2"/>has_many:reviews</text:p>
      <text:p text:style-name="P8">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text:soft-page-break/>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364188886" text:style-name="L2">
        <text:list-item>
          <text:p text:style-name="P15"><text:soft-page-break/>Define and describe software rejuvenation and discuss a major problem it alleviates.</text:p>
          <text:p text:style-name="P13"/>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8"><text:tab/>Have set of expert stakeholders determine criteria</text:p>
      <text:p text:style-name="P8"><text:tab/>Have each assign weight to each criteria anonymously</text:p>
      <text:p text:style-name="P8"><text:tab/>Discuss if wide variance</text:p>
      <text:p text:style-name="P8"><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text:soft-page-break/></text:p>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199cm"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6T19:57:49</dc:date>
    <meta:editing-duration>PT12M22S</meta:editing-duration>
    <meta:editing-cycles>3</meta:editing-cycles>
    <meta:generator>LibreOffice/3.5$Linux_x86 LibreOffice_project/350m1$Build-2</meta:generator>
    <meta:document-statistic meta:table-count="0" meta:image-count="0" meta:object-count="0" meta:page-count="17" meta:paragraph-count="469" meta:word-count="5295" meta:character-count="32055" meta:non-whitespace-character-count="26748"/>
  </office:meta>
</office:document-meta>
</file>